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font-size="14pt" fo:language="en" fo:country="US" fo:font-weight="bold" style:font-size-asian="14pt" style:font-weight-asian="bold" style:font-size-complex="14pt"/>
    </style:style>
    <style:style style:name="P2" style:family="paragraph" style:parent-style-name="Standard">
      <style:text-properties fo:language="en" fo:country="US"/>
    </style:style>
    <style:style style:name="P3" style:family="paragraph" style:parent-style-name="caption">
      <style:paragraph-properties fo:keep-with-next="always"/>
    </style:style>
    <style:style style:name="P4" style:family="paragraph" style:parent-style-name="Standard" style:master-page-name="Standard">
      <style:paragraph-properties fo:margin-left="0in" fo:margin-right="0in" fo:text-align="center" style:justify-single-word="false" fo:text-indent="0.9055in" style:auto-text-indent="false" style:page-number="auto"/>
      <style:text-properties fo:font-size="14pt" fo:language="en" fo:country="US" fo:font-weight="bold" style:font-size-asian="14pt" style:font-weight-asian="bold" style:font-size-complex="14pt"/>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style>
    <style:style style:name="P7" style:family="paragraph" style:parent-style-name="Standard">
      <style:paragraph-properties fo:text-align="center" style:justify-single-word="false"/>
      <style:text-properties fo:language="en" fo:country="US" fo:font-weight="bold" style:font-weight-asian="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3pt" style:font-size-asian="13pt" style:font-size-complex="13pt"/>
    </style:style>
    <style:style style:name="P12" style:family="paragraph" style:parent-style-name="Standard">
      <style:text-properties fo:font-size="13pt" fo:language="en" fo:country="US" fo:font-weight="bold" style:font-size-asian="13pt" style:font-weight-asian="bold" style:font-size-complex="13pt"/>
    </style:style>
    <style:style style:name="P13" style:family="paragraph" style:parent-style-name="Standard">
      <style:text-properties fo:font-size="15pt" fo:font-weight="bold" style:font-size-asian="15pt" style:font-weight-asian="bold" style:font-size-complex="15pt"/>
    </style:style>
    <style:style style:name="P14" style:family="paragraph" style:parent-style-name="Standard">
      <style:text-properties fo:font-size="15pt" fo:language="en" fo:country="US" fo:font-weight="bold" style:font-size-asian="15pt" style:font-weight-asian="bold" style:font-size-complex="15pt"/>
    </style:style>
    <style:style style:name="P15" style:family="paragraph" style:parent-style-name="Standard">
      <style:text-properties fo:font-size="15pt" style:font-size-asian="15pt" style:font-size-complex="15pt"/>
    </style:style>
    <style:style style:name="P16" style:family="paragraph" style:parent-style-name="List_20_Paragraph" style:list-style-name="WWNum2">
      <style:text-properties fo:language="en" fo:country="US"/>
    </style:style>
    <style:style style:name="P17" style:family="paragraph" style:parent-style-name="footnote_20_text" style:master-page-name="Converted1">
      <style:paragraph-properties style:page-number="auto"/>
    </style:style>
    <style:style style:name="P18" style:family="paragraph" style:parent-style-name="footnote_20_text" style:master-page-name="Converted2">
      <style:paragraph-properties style:page-number="auto"/>
    </style:style>
    <style:style style:name="P19" style:family="paragraph" style:parent-style-name="footnote_20_text" style:master-page-name="Converted3">
      <style:paragraph-properties style:page-number="auto"/>
    </style:style>
    <style:style style:name="P20" style:family="paragraph" style:parent-style-name="footnote_20_text" style:master-page-name="Converted5">
      <style:paragraph-properties style:page-number="auto"/>
    </style:style>
    <style:style style:name="P21" style:family="paragraph" style:parent-style-name="footnote_20_text" style:master-page-name="Converted7">
      <style:paragraph-properties style:page-number="auto"/>
    </style:style>
    <style:style style:name="P22" style:family="paragraph" style:parent-style-name="footnote_20_text" style:master-page-name="Converted8">
      <style:paragraph-properties style:page-number="auto"/>
    </style:style>
    <style:style style:name="P23" style:family="paragraph" style:parent-style-name="footnote_20_text" style:master-page-name="Converted9">
      <style:paragraph-properties style:page-number="auto"/>
    </style:style>
    <style:style style:name="P24" style:family="paragraph" style:parent-style-name="footnote_20_text" style:master-page-name="Converted10">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bold" style:font-weight-asian="bold"/>
    </style:style>
    <style:style style:name="T4" style:family="text">
      <style:text-properties fo:language="en" fo:country="U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ize="13pt" style:font-size-asian="13pt" style:font-size-complex="13pt"/>
    </style:style>
    <style:style style:name="T8" style:family="text">
      <style:text-properties fo:font-weight="bold" style:font-weight-asian="bold"/>
    </style:style>
    <style:style style:name="T9"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text:span text:style-name="T9">“User-Centered Process for Designing and Implementing Interactive Motion Tracking Software”</text:span></text:p>
      <text:p text:style-name="P1"/>
      <text:p text:style-name="P13">Introduction</text:p>
      <text:p text:style-name="P14">Purpose</text:p>
      <text:p text:style-name="P13">Methodology</text:p>
      <text:p text:style-name="P13">Background</text:p>
      <text:p text:style-name="P15"><text:span text:style-name="T8">Theory </text:span></text:p>
      <text:p text:style-name="Standard">Usability is a very important term in human-computer interaction (HCI) and is a measurment you can use in an evaluation of a systems user friendliness. What is meant by usability is that usage of the system should require as little effort as necessary when performing the tasks needed. The system should provide the user with necessary information and that it is organized in a natural way in the graphical user interface. That the software has a short learning curve is also a feature of a system with high usability.<text:note text:id="ftn1" text:note-class="footnote"><text:note-citation>1</text:note-citation><text:note-body><text:p text:style-name="P17"><text:span text:style-name="T1">Benyon, David, </text:span><text:span text:style-name="T2">”Designing Interactive Systems”, </text:span><text:span text:style-name="T1">s. 84</text:span></text:p></text:note-body></text:note></text:p>
      <text:p text:style-name="Standard">Design principles are an important tool for shortening the learning curve of the system for naive users. Design principles are artifacts that are often found in similar systems that are easy to recognize for the users. This means simple artifacts such as undo-/redo buttons, back buttons as a way of navigating and generally just placing interface items where they normally would be in a similar system.<text:note text:id="ftn2" text:note-class="footnote"><text:note-citation>2</text:note-citation><text:note-body><text:p text:style-name="P18"><text:span text:style-name="T1">Benyon, D s.89</text:span></text:p></text:note-body></text:note></text:p>
      <text:p text:style-name="Standard">Emphasis on usability tends to diminish in the software process for two reasons in particular. One reason is due to the fact that the customer rarely specify that they want a usable software system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hat might arise is that usability experts are normally only actively participating in the early parts of the software development process and not as much in the implementation and testing phase. This is mainly because usability experts rarely are computer scientists. What is needed to solve this is HCI experts <text:soft-page-break/>that are familiar enough with programming to be able to participate actively in the implementation phase in particular but also in the validation phase where system requirements are validated (including usability requirements).<text:note text:id="ftn3" text:note-class="footnote"><text:note-citation>3</text:note-citation><text:note-body><text:p text:style-name="P19"><text:span text:style-name="T1">Göransson, B, Gulliksen, J, Boivie, I, </text:span><text:span text:style-name="T2">”The Usability Design Process – Integrating <text:s/>User-Centered Systems Design in the Software Development Process”</text:span></text:p></text:note-body></text:note></text:p>
      <text:p text:style-name="Standard">En typ av användarinvolverad utvärdering är kontrollerade experiment vilket är en mer strikt form av prototyptestning där vad som ska utvärderas är tydligt definierat och kvantifierat. Det kan vara till exempel vara jämförelser av två olika gränssnitt där man vill hitta det mest användarvänliga. </text:p>
      <text:p text:style-name="P12">Agile methods</text:p>
      <text:p text:style-name="Standard"><text:span text:style-name="T1">Agile methods are the name for the group of software development methods where the project is divided into shorter iteration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1">onths of work might be lost because of the huge amount of initial planning. </text:span></text:p>
      <text:p text:style-name="P6"><text:span text:style-name="T7">User-centered design</text:span> </text:p>
      <text:p text:style-name="P9">Phase 0</text:p>
      <text:p text:style-name="Standard">The initial phase of a user-centered systems design is called phase-0 and contains the overall project description. </text:p>
      <text:p text:style-name="Standard"><text:span text:style-name="T5">Contextual inquiry</text:span> means that the team is performing an analysis of the end-user by observing them in their work and seeing how they perform tasks as they work is what is known as a contextual interview. In this phase design of the system is not focused on but rather how the working environment looks like and how work generally is done in the particular context. Focus is not so much as looking for problems but rather to understand the user(s) the system will be aimed at.<text:span text:style-name="T5"><text:note text:id="ftn0" text:note-class="footnote"><text:note-citation>4</text:note-citation><text:note-body><text:p text:style-name="P20"><text:span text:style-name="T1">Beyer, Hugh, </text:span><text:span text:style-name="T2">User-Centered Agile Methods</text:span></text:p></text:note-body></text:note></text:span></text:p>
      <text:p text:style-name="Standard"><text:span text:style-name="T6">After the contextual inquiry all notes and data gathered about the user needs to be organized in a logical fashion. The data might be overwhelming though and it can be difficult to structure, therefore an </text:span><text:span text:style-name="T5">interpretation session </text:span><text:span text:style-name="T6">is held. </text:span><text:span text:style-name="T5">Affinity diagrams </text:span><text:span text:style-name="T6">are a way of organzing the data. These diagrams are built bottom up by building small groups of items that have a connection and then iteratively build larger groups of the newly created groups.</text:span><text:span text:style-name="T6"><text:note text:id="ftn4" text:note-class="footnote"><text:note-citation>5</text:note-citation><text:note-body><text:p text:style-name="P20"><text:span text:style-name="T1">Beyer, Hugh, </text:span><text:span text:style-name="T2">User-Centered Agile Methods</text:span></text:p></text:note-body></text:note></text:span></text:p>
      <text:p text:style-name="P8"><text:soft-page-break/>Sequences models <text:span text:style-name="T6">are models describing strategies for performing specific tasks and define the intent and the following steps that are necessary to perform to finish the task. The model describes in detail exactly what the user do, this is to get a good view of what is actually happening and where issues might lie. The sequence model is a good tool to possibly find better strategies than the ones currently employed by the users.</text:span><text:span text:style-name="T6"><text:note text:id="ftn11" text:note-class="footnote"><text:note-citation>6</text:note-citation><text:note-body><text:p text:style-name="P20"><text:span text:style-name="T1">Beyer, Hugh, </text:span><text:span text:style-name="T2">User-Centered Agile Methods</text:span></text:p></text:note-body></text:note></text:span></text:p>
      <text:p text:style-name="Standard"><text:span text:style-name="T4">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interface. If the case is the former the designer can use post-it notes as pop-ups and covering invisible parts with paper and removing it as the user makes them 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GUI is produced the user can give feedback on that instead and hopefully any future changes will not have to be major.</text:span><text:span text:style-name="T4"><text:note text:id="ftn6" text:note-class="footnote"><text:note-citation>7</text:note-citation><text:note-body><text:p text:style-name="Footnote">Benyon, s.184-187 </text:p></text:note-body></text:note></text:span></text:p>
      <text:p text:style-name="P12">Usability in the software process</text:p>
      <text:p text:style-name="P2">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requirements, usability requirements, work flow requirements and user interface requirements. </text:p>
      <text:p text:style-name="P2">Usability requirements are..</text:p>
      <text:p text:style-name="P2">Work flow requirements are a description of how the software system is supposed to support the user when trying to perform certain tasks. They are a description of what actions the user will need to take and how the system will achieve these. The actions needed to be performed can be described in analysis artefacts such as use cases or scenarios. These requirements can when the system is finished be used to evaluate the usability of the system and the requirement itself can be validated and see that the actual workflow corresponds to the requirement.</text:p>
      <text:p text:style-name="Standard"><text:span text:style-name="T1">User interface requirements define how the interface should look like and translate into design artefacts such as sketches, navigation models, information architecture and eventually paper prototypes. </text:span><text:note text:id="ftn7" text:note-class="footnote"><text:note-citation>8</text:note-citation><text:note-body><text:p text:style-name="P21"><text:span text:style-name="footnote_20_reference"><text:span text:style-name="T1"><text:s/></text:span></text:span><text:span text:style-name="T1">Zimmerman, D, Grötzbach, L </text:span><text:span text:style-name="T2">”A Requirement Engineering Approach to User Centered Design”</text:span></text:p></text:note-body></text:note><text:span text:style-name="T1"> </text:span></text:p>
      <text:p text:style-name="P9"><text:soft-page-break/><text:span text:style-name="T1">Release planning phase</text:span></text:p>
      <text:p text:style-name="P10"><text:span text:style-name="T1">In the release planning phase the sprint planning is done, first of user stories are created on so called story cards. These describes requirements for the systems from the user's perspective. The description consists of what the user want to do and for the development team this description is all that matters and any other restrictions or demands on the task needs to be specified in their own user story. In other words stories will be short and this serves another purpose in that they can be implemented quickly which is a great advantage in the agile process. Developers can implement a new story within hours or days and if there are problems which renders the story obsolete not much time has been wasted. </text:span></text:p>
      <text:p text:style-name="P10"><text:span text:style-name="T1">After all story cards are created the sprint planning can start, usually a sprint will go on for a few weeks and this includes both implementing and testing. Each sprint will be allocated a certain amount of stories where the number depends of the complexity of the stories. The planning should makes sense in that any stories that depends on other stories need to be scheduled after their dependencies. Furthermore, stories that are more important should be implemented early on and so should stories that are dependent on complex technology. In the case of issues with that particular technology there is than still time to fix these compared to if those stories would have been pushed back to end of the development phase.</text:span><text:span text:style-name="T1"><text:note text:id="ftn12" text:note-class="footnote"><text:note-citation>9</text:note-citation><text:note-body><text:p text:style-name="Footnote">Beyer</text:p></text:note-body></text:note></text:span><text:span text:style-name="T1"> <text:s text:c="3"/></text:span></text:p>
      <text:p text:style-name="P11"><text:span text:style-name="T3">Methods for evaluating usability in software</text:span> </text:p>
      <text:p text:style-name="Standard"><text:span text:style-name="T1">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8" text:note-class="footnote"><text:note-citation>10</text:note-citation><text:note-body><text:p text:style-name="P22"><text:span text:style-name="T1">Benyon, s.228-232</text:span></text:p></text:note-body></text:note></text:p>
      <text:p text:style-name="Standard"><text:span text:style-name="T1">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9" text:note-class="footnote"><text:note-citation>11</text:note-citation><text:note-body><text:p text:style-name="P23"><text:span text:style-name="T1">Benyon, s.232</text:span></text:p></text:note-body></text:note></text:p>
      <text:p text:style-name="P3"><text:soft-page-break/><text:span text:style-name="T1">Table <text:s/>- Guidelines for cooperative evaluation. </text:span><text:note text:id="ftn10" text:note-class="footnote"><text:note-citation>12</text:note-citation><text:note-body><text:p text:style-name="P24"><text:span text:style-name="T1">Benyon, s.232-233</text:span></text:p></text:note-body></text:note></text:p>
      <table:table table:name="Table1" table:style-name="Table1">
        <table:table-column table:style-name="Table1.A"/>
        <table:table-column table:style-name="Table1.B"/>
        <table:table-row table:style-name="Table1.1">
          <table:table-cell table:style-name="Table1.A1" office:value-type="string">
            <text:p text:style-name="P7">Step</text:p>
          </table:table-cell>
          <table:table-cell table:style-name="Table1.A1" office:value-type="string">
            <text:p text:style-name="P7">Notes</text:p>
          </table:table-cell>
        </table:table-row>
        <table:table-row table:style-name="Table1.1">
          <table:table-cell table:style-name="Table1.A1" office:value-type="string">
            <text:list xml:id="list1453727066" text:style-name="WWNum2">
              <text:list-item>
                <text:p text:style-name="P16">Using scenarios prepared earlier, write a draft list of tasks. </text:p>
              </text:list-item>
            </text:list>
          </table:table-cell>
          <table:table-cell table:style-name="Table1.A1" office:value-type="string">
            <text:p text:style-name="P2">Tasks must be realistic, do-able with the software and explore the system thoroughly.</text:p>
          </table:table-cell>
        </table:table-row>
        <table:table-row table:style-name="Table1.1">
          <table:table-cell table:style-name="Table1.A1" office:value-type="string">
            <text:list xml:id="list1809934505" text:continue-numbering="true" text:style-name="WWNum2">
              <text:list-item>
                <text:p text:style-name="P16">Try out the tasks and estimate how long they will take a participant to complete</text:p>
              </text:list-item>
            </text:list>
          </table:table-cell>
          <table:table-cell table:style-name="Table1.A1" office:value-type="string">
            <text:p text:style-name="P2">Allow 50 percent longer than the total task time for each test session</text:p>
          </table:table-cell>
        </table:table-row>
        <table:table-row table:style-name="Table1.1">
          <table:table-cell table:style-name="Table1.A1" office:value-type="string">
            <text:list xml:id="list518303575" text:continue-numbering="true" text:style-name="WWNum2">
              <text:list-item>
                <text:p text:style-name="P16">Prepare a task sheet for the participants</text:p>
              </text:list-item>
            </text:list>
          </table:table-cell>
          <table:table-cell table:style-name="Table1.A1" office:value-type="string">
            <text:p text:style-name="P2">Be specific and explain the tasks so that anyone can understand</text:p>
          </table:table-cell>
        </table:table-row>
        <table:table-row table:style-name="Table1.1">
          <table:table-cell table:style-name="Table1.A1" office:value-type="string">
            <text:list xml:id="list784820721" text:continue-numbering="true" text:style-name="WWNum2">
              <text:list-item>
                <text:p text:style-name="P16">Get ready for the test session.</text:p>
              </text:list-item>
            </text:list>
          </table:table-cell>
          <table:table-cell table:style-name="Table1.A1" office:value-type="string">
            <text:p text:style-name="Standard"><text:span text:style-name="T1">Have the prototype ready in a suitable environment with a list of prompt questions, notebook and pens ready. A video or audio recorder would be very </text:span><text:span text:style-name="T1">useful here.</text:span></text:p>
          </table:table-cell>
        </table:table-row>
        <table:table-row table:style-name="Table1.1">
          <table:table-cell table:style-name="Table1.A1" office:value-type="string">
            <text:list xml:id="list1514598389" text:continue-numbering="true" text:style-name="WWNum2">
              <text:list-item>
                <text:p text:style-name="P16">Tell the participants that it is the system that is under test, not them; explain and introduce the tasks</text:p>
              </text:list-item>
            </text:list>
          </table:table-cell>
          <table:table-cell table:style-name="Table1.A1" office:value-type="string">
            <text:p text:style-name="P2">Participants should work individually – you will not be able to monitor more than one participant at once. Start recording if equipment is available.</text:p>
          </table:table-cell>
        </table:table-row>
        <table:table-row table:style-name="Table1.1">
          <table:table-cell table:style-name="Table1.A1" office:value-type="string">
            <text:list xml:id="list494724639" text:continue-numbering="true" text:style-name="WWNum2">
              <text:list-item>
                <text:p text:style-name="P16">Participants start the tasks. Have them give you running commentary on what they are doing, why they are doing it and difficulties or uncertainties they encounter. <text:s/></text:p>
              </text:list-item>
            </text:list>
          </table:table-cell>
          <table:table-cell table:style-name="Table1.A1" office:value-type="string">
            <text:p text:style-name="P2">Take notes of where participants find problems or do something unexpected, and their comments. Do this even if you are recording the session. You may need to help if participants are stuck or have them move to the next task.</text:p>
          </table:table-cell>
        </table:table-row>
        <table:table-row table:style-name="Table1.1">
          <table:table-cell table:style-name="Table1.A1" office:value-type="string">
            <text:list xml:id="list1065867395" text:continue-numbering="true" text:style-name="WWNum2">
              <text:list-item>
                <text:p text:style-name="P16">Encourage participants to keep talking.</text:p>
              </text:list-item>
            </text:list>
          </table:table-cell>
          <table:table-cell table:style-name="Table1.A1" office:value-type="string">
            <text:p text:style-name="P2">Some useful prompt questions are provided below. </text:p>
          </table:table-cell>
        </table:table-row>
        <table:table-row table:style-name="Table1.1">
          <table:table-cell table:style-name="Table1.A1" office:value-type="string">
            <text:list xml:id="list1284696253" text:continue-numbering="true" text:style-name="WWNum2">
              <text:list-item>
                <text:p text:style-name="P16">When the participants have finished, interview them briefly about the usability of the prototype and the session itself.</text:p>
              </text:list-item>
            </text:list>
          </table:table-cell>
          <table:table-cell table:style-name="Table1.A1" office:value-type="string">
            <text:p text:style-name="P2">Some useful questions are provided below. If you have a large number of participants, a simple questionnaire may be helpful.</text:p>
          </table:table-cell>
        </table:table-row>
        <table:table-row table:style-name="Table1.1">
          <table:table-cell table:style-name="Table1.A1" office:value-type="string">
            <text:list xml:id="list520397350" text:continue-numbering="true" text:style-name="WWNum2">
              <text:list-item>
                <text:p text:style-name="P16">Write up your notes as soon as possible and incorporate into a usability report.</text:p>
              </text:list-item>
            </text:list>
          </table:table-cell>
          <table:table-cell table:style-name="Table1.A1" office:value-type="string">
            <text:p text:style-name="P2"/>
          </table:table-cell>
        </table:table-row>
      </table:table>
      <text:p text:style-name="Standard"/>
      <text:p text:style-name="Standard">Heuristic evaluation is a form of expert evaluation. This type of evaluation means that the expert performing the evaluation is looking at a number of heuristics and measure the program in their perspective. There are many different heuristics <text:soft-page-break/>but a few examples are visibility, consistency, control, navigation, familiarity, recovry and feedba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38</meta:editing-cycles>
    <meta:print-date>2014-01-17T13:08:00</meta:print-date>
    <meta:creation-date>2014-01-21T15:14:00</meta:creation-date>
    <dc:date>2014-01-28T13:58:32</dc:date>
    <meta:editing-duration>PT4H16M56S</meta:editing-duration>
    <meta:generator>LibreOffice/3.5$Linux_x86 LibreOffice_project/350m1$Build-2</meta:generator>
    <meta:document-statistic meta:table-count="1" meta:image-count="0" meta:object-count="0" meta:page-count="6" meta:paragraph-count="63" meta:word-count="2036" meta:character-count="12319" meta:non-whitespace-character-count="10341"/>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